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72.000000000000000pt" fo:font-weight="bold"/>
    </style:style>
    <style:style style:name="P1" style:family="paragraph">
      <style:paragraph-properties fo:text-align="left"/>
      <style:text-properties fo:color="#000000" fo:font-family="Sans Serif" fo:font-size="12.000000000000000pt"/>
    </style:style>
    <style:style style:name="gr1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2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3" style:family="graphic">
      <style:graphic-properties draw:fill="solid" draw:fill-color="#00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solid" draw:fill-color="#ffffff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fill="none" draw:stroke="none" fo:margin="0.000000000000000pt" style:wrap="biggest" style:wrap-contour="false" style:wrap-dynamic-threshold="0.000000000000000pt"/>
    </style:style>
    <style:style style:name="gr7" style:family="graphic">
      <style:graphic-properties draw:fill="solid" draw:fill-color="#ff0000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8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9" style:family="graphic">
      <style:graphic-properties draw:fill="solid" draw:fill-color="#fffff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10" style:family="graphic">
      <style:graphic-properties draw:fill="solid" draw:fill-color="#000000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needle"/>
          <draw:layer draw:name="center"/>
        </draw:layer-set>
        <draw:frame draw:style-name="gr1" xml:id="shape-1" draw:id="shape-1" draw:layer="center" svg:width="254.75538304455pt" svg:height="77.05907350539pt" svg:x="170.26080847772pt" svg:y="124.81477899815pt">
          <draw:text-box>
            <text:p text:style-name="P1"><text:span text:style-name="T1">SCOUT</text:span></text:p>
          </draw:text-box>
          <draw:glue-point draw:id="4" svg:x="0.50000000000pt" svg:y="0.50000000000pt" draw:align="center"/>
        </draw:frame>
        <draw:g draw:style-name="gr2" xml:id="shape-2" draw:id="shape-2" svg:y="279.96887923164pt">
          <draw:rect draw:style-name="gr3" xml:id="shape-3" draw:id="shape-3" draw:layer="center" svg:width="59.12601825095pt" svg:height="57.75149851931pt" draw:transform="matrix(0.51205588909 0.52805396215 -0.52824277009 0.51186393345 297.75399285543pt 133.73311680818pt)">
            <draw:glue-point draw:id="4" svg:x="0.50000000000pt" svg:y="0.50000000000pt" draw:align="center"/>
          </draw:rect>
          <draw:ellipse draw:style-name="gr3" xml:id="shape-4" draw:id="shape-4" draw:layer="center" svg:width="52.85446730321pt" svg:height="52.85446730321pt" svg:x="271.30844129006pt" svg:y="137.89148122034pt" draw:kind="full">
            <draw:glue-point draw:id="4" svg:x="0.50000000000pt" svg:y="0.50000000000pt" draw:align="center"/>
          </draw:ellipse>
          <draw:ellipse draw:style-name="gr4" xml:id="shape-5" draw:id="shape-5" draw:layer="center" svg:width="42.28357384256pt" svg:height="42.28357384256pt" svg:x="276.59388802038pt" svg:y="143.17692795066pt" draw:kind="full">
            <draw:glue-point draw:id="4" svg:x="0.50000000000pt" svg:y="0.50000000000pt" draw:align="center"/>
          </draw:ellipse>
          <draw:g draw:style-name="gr2" xml:id="shape-6" draw:id="shape-6" svg:y="0.00000000000pt">
            <draw:path draw:style-name="gr5" xml:id="shape-7" draw:id="shape-7" draw:layer="center" svg:width="31.95650694970pt" svg:height="39.11164269507pt" svg:x="287.94102011914pt" svg:y="156.76965763918pt" svg:viewBox="0 0 32 39" svg:d="M31.9565 39.1116L0 13.3768L19.5671 0Z" calligra:nodeTypes="cccc">
              <draw:glue-point draw:id="4" svg:x="0.50000000000pt" svg:y="0.50000000000pt" draw:align="center"/>
              <draw:glue-point draw:id="5" svg:x="0.50000000000pt" svg:y="0.50000000000pt" draw:align="center"/>
            </draw:path>
            <draw:g draw:style-name="gr6" xml:id="shape-8" draw:id="shape-8" svg:y="0.00000000000pt">
              <draw:path draw:style-name="gr5" xml:id="shape-9" draw:id="shape-9" draw:layer="center" svg:width="31.94675093250pt" svg:height="39.11831229502pt" svg:x="275.63114518859pt" svg:y="131.13025280991pt" svg:viewBox="0 0 32 39" svg:d="M0 0L12.3796 39.1183L31.9468 25.7415Z" calligra:nodeTypes="cccc">
                <draw:glue-point draw:id="4" svg:x="0.50000000000pt" svg:y="0.50000000000pt" draw:align="center"/>
                <draw:glue-point draw:id="5" svg:x="0.50000000000pt" svg:y="0.50000000000pt" draw:align="center"/>
              </draw:path>
              <draw:glue-point draw:id="4" svg:x="0%" svg:y="-50%"/>
              <draw:glue-point draw:id="5" svg:x="50%" svg:y="50%"/>
              <draw:glue-point draw:id="6" svg:x="-50%" svg:y="50%"/>
              <draw:glue-point draw:id="7" svg:x="25%" svg:y="0%"/>
              <draw:glue-point draw:id="8" svg:x="0%" svg:y="50%"/>
              <draw:glue-point draw:id="9" svg:x="0%" svg:y="-50%"/>
              <draw:glue-point draw:id="10" svg:x="50%" svg:y="50%"/>
              <draw:glue-point draw:id="11" svg:x="-50%" svg:y="50%"/>
              <draw:glue-point draw:id="12" svg:x="25%" svg:y="0%"/>
              <draw:glue-point draw:id="13" svg:x="0%" svg:y="50%"/>
              <draw:glue-point draw:id="14" svg:x="5%" svg:y="20%"/>
              <draw:glue-point draw:id="15" svg:x="0.50000000000pt" svg:y="0.50000000000pt" draw:align="center"/>
            </draw:g>
            <draw:g draw:style-name="gr6" xml:id="shape-10" draw:id="shape-10" svg:y="144.57133045040pt">
              <draw:path draw:style-name="gr7" xml:id="shape-11" draw:id="shape-11" draw:layer="center" svg:width="25.86485997954pt" svg:height="31.62756146878pt" svg:x="289.74824120257pt" svg:y="158.09117301227pt" svg:viewBox="0 0 26 32" svg:d="M25.8649 31.6276L0 10.8769L15.9102 0Z" calligra:nodeTypes="cccc">
                <draw:glue-point draw:id="4" svg:x="0.50000000000pt" svg:y="0.50000000000pt" draw:align="center"/>
                <draw:glue-point draw:id="5" svg:x="0.50000000000pt" svg:y="0.50000000000pt" draw:align="center"/>
              </draw:path>
              <draw:glue-point draw:id="4" svg:x="0%" svg:y="-50%"/>
              <draw:glue-point draw:id="5" svg:x="50%" svg:y="50%"/>
              <draw:glue-point draw:id="6" svg:x="-50%" svg:y="50%"/>
              <draw:glue-point draw:id="7" svg:x="25%" svg:y="0%"/>
              <draw:glue-point draw:id="8" svg:x="0%" svg:y="50%"/>
              <draw:glue-point draw:id="9" svg:x="0%" svg:y="-50%"/>
              <draw:glue-point draw:id="10" svg:x="50%" svg:y="50%"/>
              <draw:glue-point draw:id="11" svg:x="-50%" svg:y="50%"/>
              <draw:glue-point draw:id="12" svg:x="25%" svg:y="0%"/>
              <draw:glue-point draw:id="13" svg:x="0%" svg:y="50%"/>
              <draw:glue-point draw:id="14" svg:x="5%" svg:y="20%"/>
              <draw:glue-point draw:id="15" svg:x="0.50000000000pt" svg:y="0.50000000000pt" draw:align="center"/>
            </draw:g>
            <draw:g draw:style-name="gr2" xml:id="shape-12" draw:id="shape-12" svg:y="33.40709440912pt">
              <draw:g draw:style-name="gr6" xml:id="shape-13" draw:id="shape-13" svg:y="0.00000000000pt">
                <draw:path draw:style-name="gr8" xml:id="shape-14" draw:id="shape-14" draw:layer="center" svg:width="25.85693423308pt" svg:height="31.63297982313pt" svg:x="279.81818321964pt" svg:y="137.35939686029pt" svg:viewBox="0 0 26 32" svg:d="M0 0L9.94669 31.633L25.8569 20.7561Z" calligra:nodeTypes="cccc">
                  <draw:glue-point draw:id="4" svg:x="0.50000000000pt" svg:y="0.50000000000pt" draw:align="center"/>
                  <draw:glue-point draw:id="5" svg:x="0.50000000000pt" svg:y="0.50000000000pt" draw:align="center"/>
                </draw:path>
                <draw:glue-point draw:id="4" svg:x="0%" svg:y="-50%"/>
                <draw:glue-point draw:id="5" svg:x="50%" svg:y="50%"/>
                <draw:glue-point draw:id="6" svg:x="-50%" svg:y="50%"/>
                <draw:glue-point draw:id="7" svg:x="25%" svg:y="0%"/>
                <draw:glue-point draw:id="8" svg:x="0%" svg:y="50%"/>
                <draw:glue-point draw:id="9" svg:x="0%" svg:y="-50%"/>
                <draw:glue-point draw:id="10" svg:x="50%" svg:y="50%"/>
                <draw:glue-point draw:id="11" svg:x="-50%" svg:y="50%"/>
                <draw:glue-point draw:id="12" svg:x="25%" svg:y="0%"/>
                <draw:glue-point draw:id="13" svg:x="0%" svg:y="50%"/>
                <draw:glue-point draw:id="14" svg:x="5%" svg:y="20%"/>
                <draw:glue-point draw:id="15" svg:x="0.50000000000pt" svg:y="0.50000000000pt" draw:align="center"/>
              </draw:g>
              <draw:glue-point draw:id="4" svg:x="0.50000000000pt" svg:y="0.50000000000pt" draw:align="center"/>
            </draw:g>
            <draw:glue-point draw:id="4" svg:x="0.50000000000pt" svg:y="0.50000000000pt" draw:align="center"/>
          </draw:g>
          <draw:ellipse draw:style-name="gr9" xml:id="shape-15" draw:id="shape-15" draw:layer="center" svg:width="8.13958796469pt" svg:height="8.13958796469pt" svg:x="293.66588095931pt" svg:y="159.45608315891pt" draw:kind="full">
            <draw:glue-point draw:id="4" svg:x="0.50000000000pt" svg:y="0.50000000000pt" draw:align="center"/>
          </draw:ellipse>
          <draw:ellipse draw:style-name="gr10" xml:id="shape-16" draw:id="shape-16" draw:layer="center" svg:width="4.22835738426pt" svg:height="4.22835738426pt" svg:x="295.62149624953pt" svg:y="161.41169844913pt" draw:kind="full">
            <draw:glue-point draw:id="4" svg:x="0.50000000000pt" svg:y="0.50000000000pt" draw:align="center"/>
          </draw:ellipse>
          <draw:glue-point draw:id="4" svg:x="0.50000000000pt" svg:y="0.50000000000pt" draw:align="center"/>
        </draw:g>
        <draw:frame draw:style-name="gr1" xml:id="shape-17" draw:id="shape-17" draw:layer="center" svg:width="287.74248847999pt" svg:height="77.05907350539pt" svg:x="153.76725576001pt" svg:y="189.94329999531pt">
          <draw:text-box>
            <text:p text:style-name="P1"><text:span text:style-name="T1">TALKER</text:span>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0.1</meta:generator>
    <dc:title/>
    <meta:initial-creator>Unknown</meta:initial-creator>
    <meta:editing-cycles>29</meta:editing-cycles>
    <dc:date>2016-12-22T17:22:23</dc:date>
    <meta:creation-date>2008-10-27T22:59:39</meta:creation-date>
    <dc:creator>João Santos</dc:creator>
  </office:meta>
</office:document-meta>
</file>